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881" officeooo:paragraph-rsid="00096881"/>
    </style:style>
    <style:style style:name="P2" style:family="paragraph" style:parent-style-name="Standard">
      <style:paragraph-properties fo:text-align="center" style:justify-single-word="false"/>
      <style:text-properties officeooo:rsid="00096881" officeooo:paragraph-rsid="00096881"/>
    </style:style>
    <style:style style:name="P3" style:family="paragraph" style:parent-style-name="Standard">
      <style:text-properties officeooo:rsid="00096881" officeooo:paragraph-rsid="000b282d"/>
    </style:style>
    <style:style style:name="P4" style:family="paragraph" style:parent-style-name="Standard">
      <style:text-properties officeooo:rsid="000b282d" officeooo:paragraph-rsid="000b282d"/>
    </style:style>
    <style:style style:name="P5" style:family="paragraph" style:parent-style-name="Standard">
      <style:text-properties officeooo:paragraph-rsid="000bb90e"/>
    </style:style>
    <style:style style:name="P6" style:family="paragraph" style:parent-style-name="Standard">
      <style:text-properties officeooo:rsid="000c7d10" officeooo:paragraph-rsid="000c7d10"/>
    </style:style>
    <style:style style:name="P7" style:family="paragraph" style:parent-style-name="Standard">
      <style:text-properties officeooo:rsid="000d6cc4" officeooo:paragraph-rsid="000d6cc4"/>
    </style:style>
    <style:style style:name="P8" style:family="paragraph" style:parent-style-name="Standard">
      <style:text-properties officeooo:rsid="000dc2d4" officeooo:paragraph-rsid="000dc2d4"/>
    </style:style>
    <style:style style:name="P9" style:family="paragraph" style:parent-style-name="Standard">
      <style:text-properties officeooo:rsid="000f2772" officeooo:paragraph-rsid="000f2772"/>
    </style:style>
    <style:style style:name="P10" style:family="paragraph" style:parent-style-name="Standard">
      <style:text-properties officeooo:rsid="000b282d" officeooo:paragraph-rsid="000b282d"/>
    </style:style>
    <style:style style:name="P11" style:family="paragraph" style:parent-style-name="Standard">
      <style:text-properties officeooo:rsid="001249e0" officeooo:paragraph-rsid="001249e0"/>
    </style:style>
    <style:style style:name="P12" style:family="paragraph" style:parent-style-name="Standard">
      <style:text-properties officeooo:rsid="000dc2d4" officeooo:paragraph-rsid="000dc2d4"/>
    </style:style>
    <style:style style:name="P13" style:family="paragraph" style:parent-style-name="Standard">
      <style:text-properties officeooo:rsid="00096881" officeooo:paragraph-rsid="00096881"/>
    </style:style>
    <style:style style:name="P14" style:family="paragraph" style:parent-style-name="Standard">
      <style:text-properties officeooo:rsid="00096881" officeooo:paragraph-rsid="001249e0"/>
    </style:style>
    <style:style style:name="T1" style:family="text">
      <style:text-properties officeooo:rsid="00096881"/>
    </style:style>
    <style:style style:name="T2" style:family="text">
      <style:text-properties officeooo:rsid="000bb9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domínio</text:p>
      <text:p text:style-name="P1"/>
      <text:p text:style-name="P1"/>
      <text:p text:style-name="P1">Apartamento</text:p>
      <text:p text:style-name="P1">id;</text:p>
      <text:p text:style-name="P1">numero;</text:p>
      <text:p text:style-name="P14">bloco;</text:p>
      <text:p text:style-name="P1"/>
      <text:p text:style-name="P1">Morador</text:p>
      <text:p text:style-name="P1">id;</text:p>
      <text:p text:style-name="P1">nome;</text:p>
      <text:p text:style-name="P1">telefone;</text:p>
      <text:p text:style-name="P1">e-mail;</text:p>
      <text:p text:style-name="P4">cpf;</text:p>
      <text:p text:style-name="P11">is_proprietario;</text:p>
      <text:p text:style-name="P1"/>
      <text:p text:style-name="P4">Proprietario</text:p>
      <text:p text:style-name="P3">id;</text:p>
      <text:p text:style-name="P3">nome;</text:p>
      <text:p text:style-name="P3">telefone;</text:p>
      <text:p text:style-name="P3">e-mail;</text:p>
      <text:p text:style-name="P4">cpf;</text:p>
      <text:p text:style-name="P11">is_morador</text:p>
      <text:p text:style-name="P1"/>
      <text:p text:style-name="P1">Correio</text:p>
      <text:p text:style-name="P1">id;</text:p>
      <text:p text:style-name="P1">descricao;</text:p>
      <text:p text:style-name="P1">data_recebimento;</text:p>
      <text:p text:style-name="P5"><text:span text:style-name="T1">data_</text:span><text:span text:style-name="T2">retirada</text:span><text:span text:style-name="T1">;</text:span></text:p>
      <text:p text:style-name="P6">responsavel_portaria;</text:p>
      <text:p text:style-name="P1"/>
      <text:p text:style-name="P7">Automovel</text:p>
      <text:p text:style-name="P1">id;</text:p>
      <text:p text:style-name="P7">tipo;</text:p>
      <text:p text:style-name="P1">marca;</text:p>
      <text:p text:style-name="P1">modelo;</text:p>
      <text:p text:style-name="P1">cor;</text:p>
      <text:p text:style-name="P1">placa;</text:p>
      <text:p text:style-name="P8">morador;</text:p>
      <text:p text:style-name="P1"/>
      <text:p text:style-name="P8">Visitante</text:p>
      <text:p text:style-name="P1">id;</text:p>
      <text:p text:style-name="P8">nome;</text:p>
      <text:p text:style-name="P8">cpf;</text:p>
      <text:p text:style-name="P8">rg;</text:p>
      <text:p text:style-name="P11">bloco;</text:p>
      <text:p text:style-name="P11">apartamento;</text:p>
      <text:p text:style-name="P8"/>
      <text:p text:style-name="P8">Portaria</text:p>
      <text:p text:style-name="P8">id;</text:p>
      <text:p text:style-name="P8">mensagem;</text:p>
      <text:p text:style-name="P8">data;</text:p>
      <text:p text:style-name="P9"><text:soft-page-break/>valido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5:36:51.546647501</meta:creation-date>
    <dc:date>2022-06-09T19:21:09.280260217</dc:date>
    <meta:editing-duration>PT22M2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45" meta:character-count="332" meta:non-whitespace-character-count="332"/>
  </office:meta>
</office:document-meta>
</file>